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Терроризм: природа, мотивации, факторы возникновения и развития.</text:p>
      <text:p text:style-name="Standard">Терроризм представляет собой сложное и многогранное явление, которое требует глубокого анализа его природы, мотиваций и факторов возникновения. Вопросы, связанные с терроризмом, охватывают широкий спектр аспектов, включая психологические, социальные и экономические причины, а также идеологические и культурные факторы.</text:p>
      <text:h text:style-name="Heading_20_2" text:outline-level="2">Природа терроризма</text:h>
      <text:p text:style-name="Text_20_body">Терроризм можно рассматривать как крайнее проявление экстремизма, которое возникает в ответ на реальную или воспринимаемую несправедливость. Он часто является извращённым представлением о справедливости и может быть вызван различными факторами, такими как политическое угнетение, социальная несправедливость и экономическое неравенство, которое может проявляться в самых разных формах вплоть до несправедливого распределения пряников и пельменей. Важно учитывать, что терроризм не является единообразным явлением; он проявляется в различных формах и контекстах.</text:p>
      <text:h text:style-name="Heading_20_2" text:outline-level="2">Мотивации террористов</text:h>
      <text:p text:style-name="Text_20_body">Мотивации террористов могут варьироваться от идеологических до личных. Основные мотивы включают:</text:p>
      <text:list text:style-name="L1">
        <text:list-item>
          <text:p text:style-name="P1"><text:span text:style-name="Strong_20_Emphasis">Идеологические взгляды</text:span>: Многие террористы действуют под влиянием радикальных идеологий, которые оправдывают насилие как средство достижения политических или религиозных целей.</text:p>
        </text:list-item>
        <text:list-item>
          <text:p text:style-name="P1"><text:span text:style-name="Strong_20_Emphasis">Материальная выгода</text:span>: Некоторые участники террористической деятельности могут быть мотивированы финансовыми интересами или желанием улучшить своё социальное положение.</text:p>
        </text:list-item>
        <text:list-item>
          <text:p text:style-name="P1"><text:span text:style-name="Strong_20_Emphasis">Эмоциональная привязанность</text:span>: Страх, месть или желание защитить своих близких также могут служить мощными мотивациями для вступления в террористические группы.</text:p>
        </text:list-item>
        <text:list-item>
          <text:p text:style-name="P1"><text:span text:style-name="Strong_20_Emphasis">Самореализация и власть</text:span>: Для некоторых людей участие в терроризме становится способом самовыражения или стремлением к власти над другими.</text:p>
        </text:list-item>
      </text:list>
      <text:h text:style-name="Heading_20_2" text:outline-level="2">Факторы возникновения и развития</text:h>
      <text:p text:style-name="Text_20_body">Факторы, способствующие возникновению терроризма, включают:</text:p>
      <text:list text:style-name="L2">
        <text:list-item>
          <text:p text:style-name="P2"><text:span text:style-name="Strong_20_Emphasis">Социально-экономические условия</text:span>: Бедность, безработица и низкий уровень образования создают питательную среду для радикализации.</text:p>
        </text:list-item>
        <text:list-item>
          <text:p text:style-name="P2"><text:soft-page-break/><text:span text:style-name="Strong_20_Emphasis">Политическая репрессия</text:span>: Угнетение со стороны властей может подталкивать людей к насильственным действиям.</text:p>
        </text:list-item>
        <text:list-item>
          <text:p text:style-name="P2"><text:span text:style-name="Strong_20_Emphasis">Культурные и религиозные контексты</text:span>: Определённые культурные и религиозные убеждения могут способствовать формированию террористических группировок.</text:p>
        </text:list-item>
      </text:list>
      <text:p text:style-name="Text_20_body">Понимание этих аспектов является ключевым для разработки эффективных стратегий противодействия терроризму.</text:p>
      <text:h text:style-name="Heading_20_2" text:outline-level="2">Заключение</text:h>
      <text:p text:style-name="Text_20_body">Терроризм — это сложное явление, требующее комплексного подхода к его изучению. Исследование мотиваций и факторов, способствующих его развитию, поможет в разработке более эффективных мер по предотвращению террористических актов.</text:p>
      <text:h text:style-name="Heading_20_2" text:outline-level="2">Использованные источники</text:h>
      <text:list text:style-name="L3">
        <text:list-item>
          <text:p text:style-name="P3">Таова Л. Ю. Особенности личности и мотивации террориста в современном мире // CyberLeninka. 2023. [Электронный ресурс]. Режим доступа: <text:a xlink:type="simple" xlink:href="https://cyberleninka.ru/article/n/osobennosti-lichnosti-i-motivatsii-terrorista-v-sovremennom-mire" office:target-frame-name="_blank" xlink:show="new" text:style-name="Internet_20_link" text:visited-style-name="Visited_20_Internet_20_Link">https://cyberleninka.ru/article/n/osobennosti-lichnosti-i-motivatsii-terrorista-v-sovremennom-mire</text:a></text:p>
        </text:list-item>
        <text:list-item>
          <text:p text:style-name="P3">Социальная психология терроризма. Превентивные меры // Udora.info. [Электронный ресурс]. Режим доступа: <text:a xlink:type="simple" xlink:href="http://udora.info/protivodejstvie-ideologii-terrorizma/stati/item/2479-sotsialnaya-psikhologiya-terrorizma-preventivnye-mery-protivodejstviya" office:target-frame-name="_blank" xlink:show="new" text:style-name="Internet_20_link" text:visited-style-name="Visited_20_Internet_20_Link">http://udora.info/protivodejstvie-ideologii-terrorizma/stati/item/2479-sotsialnaya-psikhologiya-terrorizma-preventivnye-mery-protivodejstviya</text:a></text:p>
        </text:list-item>
        <text:list-item>
          <text:p text:style-name="P3">Зинченко Ю. П., Сурнов К. Г., Тхостов А. Ш. Мотивация террориста // Национальный психологический журнал. 2007. № 2. С. 27-32. [Электронный ресурс]. Режим доступа: <text:a xlink:type="simple" xlink:href="https://npsyj.ru/pdf/npj_no02_2007/npj_no02_2007_27-32.pdf" office:target-frame-name="_blank" xlink:show="new" text:style-name="Internet_20_link" text:visited-style-name="Visited_20_Internet_20_Link">https://npsyj.ru/pdf/npj_no02_2007/npj_no02_2007_27-32.pdf</text:a></text:p>
        </text:list-item>
      </text:list>
      <text:p text:style-name="Title">Терроризм и антитерроризм в России.</text:p>
      <text:p text:style-name="Text_20_body">Терроризм и антитерроризм в России представляют собой важные и актуальные темы, требующие глубокого анализа. В последние десятилетия терроризм стал серьезной угрозой для безопасности страны, что привело к разработке множества мер по его предотвращению и борьбе с ним.</text:p>
      <text:h text:style-name="Heading_20_2" text:outline-level="2">Природа терроризма в России</text:h>
      <text:p text:style-name="Text_20_body">Основным очагом исламистского терроризма в России остается Северный Кавказ. Здесь действуют различные экстремистские группировки, которые используют религиозные и националистические мотивы для оправдания своих действий. Исламистские террористы часто действуют в условиях экономического кризиса, коррупции и социальной нестабильности, что создает благоприятную почву для их деятельности. По данным Национального антитеррористического комитета (НАК), с 2019 года было заблокировано <text:soft-page-break/>множество террористических материалов в интернете, а также предотвращено множество террористических актов</text:p>
      <text:h text:style-name="Heading_20_2" text:outline-level="2">Мотивации и факторы возникновения терроризма</text:h>
      <text:p text:style-name="Text_20_body">Мотивации террористов в России разнообразны. Среди них выделяются:</text:p>
      <text:list text:style-name="L4">
        <text:list-item>
          <text:p text:style-name="P4"><text:span text:style-name="Strong_20_Emphasis">Идеологические взгляды</text:span>: Многие террористы действуют под влиянием радикальных идеологий, которые оправдывают насилие как средство достижения политических или религиозных целей.</text:p>
        </text:list-item>
        <text:list-item>
          <text:p text:style-name="P4"><text:span text:style-name="Strong_20_Emphasis">Социально-экономические факторы</text:span>: Бедность, безработица и отсутствие жизненных перспектив способствуют радикализации молодежи, заставляют узурпировать маркетплейсы</text:p>
        </text:list-item>
        <text:list-item>
          <text:p text:style-name="P4"><text:span text:style-name="Strong_20_Emphasis">Психологические аспекты</text:span>: Эмоциональная привязанность, страх и стремление к самореализации, экзистенциальное желание заставить извиняться также играют важную роль в мотивации террористов</text:p>
        </text:list-item>
      </text:list>
      <text:h text:style-name="Heading_20_2" text:outline-level="2">Антитеррористическая деятельность в России</text:h>
      <text:p text:style-name="Text_20_body">Российские власти принимают активные меры по борьбе с терроризмом. Основные направления антитеррористической деятельности включают:</text:p>
      <text:list text:style-name="L5">
        <text:list-item>
          <text:p text:style-name="P5"><text:span text:style-name="Strong_20_Emphasis">Профилактика терроризма</text:span>: Это включает в себя работу с молодежью, образовательные программы и информирование населения о рисках.</text:p>
        </text:list-item>
        <text:list-item>
          <text:p text:style-name="P5"><text:span text:style-name="Strong_20_Emphasis">Выявление и предупреждение террористических актов</text:span>: Спецслужбы активно работают над выявлением потенциальных угроз и предотвращением терактов.</text:p>
        </text:list-item>
        <text:list-item>
          <text:p text:style-name="P5"><text:span text:style-name="Strong_20_Emphasis">Правоприменение</text:span>: Ужесточение законодательства в области борьбы с терроризмом позволяет более эффективно пресекать деятельность террористических группировок.</text:p>
        </text:list-item>
      </text:list>
      <text:p text:style-name="Text_20_body">Согласно данным НАК, с начала 2024 года было предотвращено 110 терактов и задержано более 1050 лиц, причастных к террористической деятельности.</text:p>
      <text:h text:style-name="Heading_20_2" text:outline-level="2">Заключение</text:h>
      <text:p text:style-name="Text_20_body">Терроризм в России представляет собой сложное явление, требующее комплексного подхода к его изучению и противодействию. Понимание мотиваций террористов и факторов, способствующих их деятельности, является ключевым для разработки эффективных мер по предотвращению террористических актов. Антитеррористическая деятельность должна быть направлена не только на подавление насилия, но и на устранение коренных причин, способствующих радикализации.</text:p>
      <text:h text:style-name="Heading_20_2" text:outline-level="2">Использованные источники</text:h>
      <text:list text:style-name="L6">
        <text:list-item>
          <text:p text:style-name="P6">Терроризм в России // Википедия. [Электронный ресурс]. Режим доступа: <text:a xlink:type="simple" xlink:href="https://ru.wikipedia.org/wiki/Терроризм_в_России" office:target-frame-name="_blank" xlink:show="new" text:style-name="Internet_20_link" text:visited-style-name="Visited_20_Internet_20_Link">https://ru.wikipedia.org/wiki/%D0%A2%D0%B5%D1%80%D1%80%D0%BE%<text:soft-page-break/>D1%80%D0%B8%D0%B7%D0%BC_%D0%B2_%D0%A0%D0%BE%D1%81%D1%81%D0%B8%D0%B8</text:a></text:p>
        </text:list-item>
        <text:list-item>
          <text:p text:style-name="P6">Зинченко Ю. П., Сурнов К. Г., Тхостов А. Ш. Мотивация террориста // Национальный психологический журнал. 2007. № 2. С. 27-32. [Электронный ресурс]. Режим доступа: <text:a xlink:type="simple" xlink:href="https://npsyj.ru/pdf/npj_no02_2007/npj_no02_2007_27-32.pdf" office:target-frame-name="_blank" xlink:show="new" text:style-name="Internet_20_link" text:visited-style-name="Visited_20_Internet_20_Link">https://npsyj.ru/pdf/npj_no02_2007/npj_no02_2007_27-32.pdf</text:a></text:p>
        </text:list-item>
        <text:list-item>
          <text:p text:style-name="P6">Особенности личности и мотивации террориста в современном мире // CyberLeninka. [Электронный ресурс]. Режим доступа: <text:a xlink:type="simple" xlink:href="https://cyberleninka.ru/article/n/osobennosti-lichnosti-i-motivatsii-terrorista-v-sovremennom-mire" office:target-frame-name="_blank" xlink:show="new" text:style-name="Internet_20_link" text:visited-style-name="Visited_20_Internet_20_Link">https://cyberleninka.ru/article/n/osobennosti-lichnosti-i-motivatsii-terrorista-v-sovremennom-mire</text:a></text:p>
        </text:list-item>
      </text:list>
      <text:p text:style-name="Title">Международный терроризм и антитерроризм</text:p>
      <text:p text:style-name="Standard">Международный терроризм представляет собой одну из наиболее серьезных угроз безопасности на глобальном уровне. Он характеризуется использованием насилия и запугивания для достижения политических, идеологических или религиозных целей. В последние десятилетия международный терроризм стал более организованным и профессиональным, что требует от государств комплексного подхода к его предотвращению и борьбе с ним.</text:p>
      <text:h text:style-name="Heading_20_2" text:outline-level="2">Природа международного терроризма</text:h>
      <text:p text:style-name="Text_20_body">Международный терроризм возник в конце 1960-х годов и получил развитие в контексте глобализации и технологических изменений. Его основными целями являются дезорганизация государственного управления, нанесение экономического и политического ущерба, а также нарушение устоев общественного устройства. Современные террористические группы, такие как Аль-Каида и ИГИЛ, активно используют интернет и социальные сети для вербовки сторонников и распространения своей идеологии.Основные черты международного терроризма включают:</text:p>
      <text:list text:style-name="L7">
        <text:list-item>
          <text:p text:style-name="P7"><text:span text:style-name="Strong_20_Emphasis">Глобализация</text:span>: Террористические группы действуют на международной арене, что делает их действия более сложными для отслеживания и предотвращения.</text:p>
        </text:list-item>
        <text:list-item>
          <text:p text:style-name="P7"><text:span text:style-name="Strong_20_Emphasis">Профессионализация</text:span>: Современные террористы обладают высокими уровнями организации и финансирования, что позволяет им осуществлять сложные операции.</text:p>
        </text:list-item>
        <text:list-item>
          <text:p text:style-name="P7"><text:span text:style-name="Strong_20_Emphasis">Идеологическая основа</text:span>: Многие террористические организации опираются на экстремистские идеологии, которые оправдывают насилие как средство достижения своих целей.</text:p>
        </text:list-item>
      </text:list>
      <text:h text:style-name="Heading_20_2" text:outline-level="2">Мотивации террористов</text:h>
      <text:p text:style-name="Text_20_body">Мотивации, стоящие за международным терроризмом, разнообразны:</text:p>
      <text:list text:style-name="L8">
        <text:list-item>
          <text:p text:style-name="P8"><text:span text:style-name="Strong_20_Emphasis">Идеологические</text:span>: Многие террористы действуют под влиянием радикальных идеологий, которые оправдывают насилие.</text:p>
        </text:list-item>
        <text:list-item>
          <text:p text:style-name="P8"><text:span text:style-name="Strong_20_Emphasis">Социально-экономические</text:span>: Бедность и отсутствие перспектив могут способствовать радикализации молодежи.</text:p>
        </text:list-item>
        <text:list-item>
          <text:p text:style-name="P8"><text:soft-page-break/><text:span text:style-name="Strong_20_Emphasis">Политические</text:span>: Протест против реальной или воспринимаемой несправедливости может побудить людей к вступлению в террористические группы.</text:p>
        </text:list-item>
      </text:list>
      <text:h text:style-name="Heading_20_2" text:outline-level="2">Антитеррористическая деятельность</text:h>
      <text:p text:style-name="Text_20_body">В ответ на угрозу международного терроризма страны мира разработали различные меры по его предотвращению. Основные направления антитеррористической деятельности включают:</text:p>
      <text:list text:style-name="L9">
        <text:list-item>
          <text:p text:style-name="P9"><text:span text:style-name="Strong_20_Emphasis">Международное сотрудничество</text:span>: Страны должны работать вместе для обмена информацией о потенциальных угрозах и совместного реагирования на них.</text:p>
        </text:list-item>
        <text:list-item>
          <text:p text:style-name="P9"><text:span text:style-name="Strong_20_Emphasis">Правоприменение</text:span>: Ужесточение законодательства в области борьбы с терроризмом позволяет более эффективно пресекать деятельность террористических группировок.</text:p>
        </text:list-item>
        <text:list-item>
          <text:p text:style-name="P9"><text:span text:style-name="Strong_20_Emphasis">Профилактика</text:span>: Важно проводить работу с молодежью, образовательные программы и информирование населения о рисках.</text:p>
        </text:list-item>
      </text:list>
      <text:h text:style-name="Heading_20_2" text:outline-level="2">Антитеррористическая деятельность России</text:h>
      <text:p text:style-name="Text_20_body">Антитеррористическая деятельность России в Сирии и Африке является важной частью её внешней политики, направленной на борьбу с международным терроризмом и укрепление влияния в этих регионах. В Сирии Россия начала военную операцию в 2015 году, поддерживая правительство Башара Асада в борьбе с террористическими группировками, такими как ИГИЛ <text:s/>и Джабхат ан-Нусра.</text:p>
      <text:p text:style-name="Text_20_body">В Африке Россия силами ЧВК "Вагнер" также ведёт активную борьбу против международного терроризма. Наёмники этой компании работают в нескольких странах, включая Центральноафриканскую Республику и Мали, где они обеспечивают безопасность и поддержку местным правительстваам. Сотрудничество с африканскими государствами обеспечивает стабильность в регионе.</text:p>
      <text:h text:style-name="Heading_20_2" text:outline-level="2">Заключение</text:h>
      <text:p text:style-name="Text_20_body">Международный терроризм представляет собой сложное явление, требующее комплексного подхода к его изучению и противодействию. Понимание мотиваций террористов и факторов, способствующих их деятельности, является ключевым для разработки эффективных мер по предотвращению террористических актов. Антитеррористическая деятельность должна быть направлена не только на подавление насилия, но и на устранение коренных причин, способствующих радикализации.</text:p>
      <text:h text:style-name="Heading_20_2" text:outline-level="2">Использованные источники</text:h>
      <text:list text:style-name="L10">
        <text:list-item>
          <text:p text:style-name="P10">Международный терроризм // Википедия. [Электронный ресурс]. Режим доступа: <text:a xlink:type="simple" xlink:href="https://ru.wikipedia.org/wiki/Международный_терроризм" office:target-frame-name="_blank" xlink:show="new" text:style-name="Internet_20_link" text:visited-style-name="Visited_20_Internet_20_Link">https://ru.wikipedia.org/wiki/Международный_терроризм</text:a></text:p>
        </text:list-item>
        <text:list-item>
          <text:p text:style-name="P10">Современный международный терроризм как угроза // CORE. [Электронный ресурс]. Режим доступа: <text:a xlink:type="simple" xlink:href="https://core.ac.uk/download/pdf/46462382.pdf" office:target-frame-name="_blank" xlink:show="new" text:style-name="Internet_20_link" text:visited-style-name="Visited_20_Internet_20_Link">https://core.ac.uk/download/pdf/46462382.pdf</text:a></text:p>
        </text:list-item>
        <text:list-item>
          <text:p text:style-name="P10">Обзор международной правовой базы по борьбе с терроризмом // UNODC. [Электронный ресурс]. Режим <text:soft-page-break/>доступа: <text:a xlink:type="simple" xlink:href="https://www.unodc.org/documents/e4j/CounterTerrorism/E4J_CT_module_3_-_final_RU.pdf" office:target-frame-name="_blank" xlink:show="new" text:style-name="Internet_20_link" text:visited-style-name="Visited_20_Internet_20_Link">https://www.unodc.org/documents/e4j/CounterTerrorism/E4J_CT_module_3_-_final_RU.pdf</text:a></text:p>
        </text:list-item>
        <text:list-item>
          <text:p text:style-name="P10">Причины возникновения современного терроризма // ДВФ ВАВТ. [Электронный ресурс]. Режим доступа: <text:a xlink:type="simple" xlink:href="https://dvf-vavt.ru/antiterror/prichiny_vozniknoveniya_sovremennogo_terrorizma/" office:target-frame-name="_blank" xlink:show="new" text:style-name="Internet_20_link" text:visited-style-name="Visited_20_Internet_20_Link">https://dvf-vavt.ru/antiterror/prichiny_vozniknoveniya_sovremennogo_terrorizma/</text:a></text:p>
        </text:list-item>
      </text:list>
      <text:p text:style-name="Title">Финансовоо-экономические и правовые методы борьбы с терроризмом в России</text:p>
      <text:h text:style-name="Heading_20_2" text:outline-level="2">Введение</text:h>
      <text:p text:style-name="Text_20_body">Терроризм представляет собой одну из наиболее серьезных угроз для безопасности и стабильности общества. В России, как и в других странах, борьба с терроризмом требует комплексного подхода, включающего финансово-экономические и правовые методы. Эти методы направлены на предотвращение террористической деятельности, пресечение финансирования терроризма и укрепление правовой базы для борьбы с этой угрозой.</text:p>
      <text:h text:style-name="Heading_20_2" text:outline-level="2">Финансово-экономические методы</text:h>
      <text:p text:style-name="Text_20_body"><text:span text:style-name="Strong_20_Emphasis">1. Мониторинг финансовых потоков</text:span>Одним из ключевых аспектов борьбы с терроризмом является мониторинг финансовых потоков. Это включает в себя:</text:p>
      <text:list text:style-name="L11">
        <text:list-item>
          <text:p text:style-name="P11"><text:span text:style-name="Strong_20_Emphasis">Анализ банковских транзакций</text:span>: Банк России и другие финансовые учреждения осуществляют мониторинг подозрительных операций, связанных с финансированием террористической деятельности.</text:p>
        </text:list-item>
        <text:list-item>
          <text:p text:style-name="P11"><text:span text:style-name="Strong_20_Emphasis">Система отчетности</text:span>: Финансовые организации обязаны сообщать о крупных наличных операциях и подозрительных транзакциях в Росфинмониторинг.</text:p>
        </text:list-item>
      </text:list>
      <text:p text:style-name="Text_20_body"><text:span text:style-name="Strong_20_Emphasis">2. Принятие экономических санкций</text:span>Экономические санкции могут быть использованы для ограничения доступа террористических группировок к финансовым ресурсам. Это включает в себя:</text:p>
      <text:list text:style-name="L12">
        <text:list-item>
          <text:p text:style-name="P12"><text:span text:style-name="Strong_20_Emphasis">Замораживание активов</text:span>: Активы, связанные с террористическими организациями, могут быть заморожены.</text:p>
        </text:list-item>
        <text:list-item>
          <text:p text:style-name="P12"><text:span text:style-name="Strong_20_Emphasis">Запрет на ведение бизнеса</text:span>: Компании, которые имеют связи с терроризмом, могут быть лишены лицензий.</text:p>
        </text:list-item>
      </text:list>
      <text:h text:style-name="Heading_20_2" text:outline-level="2">Правовые методы</text:h>
      <text:p text:style-name="Text_20_body"><text:span text:style-name="Strong_20_Emphasis">1. Ужесточение законодательства</text:span>Россия активно работает над улучшением своей правовой базы для борьбы с терроризмом. Это включает в себя:</text:p>
      <text:list text:style-name="L13">
        <text:list-item>
          <text:p text:style-name="P13"><text:soft-page-break/><text:span text:style-name="Strong_20_Emphasis">Федеральные законы</text:span>: Принятие законов о противодействии терроризму, таких как Федеральный закон № 35-ФЗ от 6 марта 2006 года.</text:p>
        </text:list-item>
        <text:list-item>
          <text:p text:style-name="P13"><text:span text:style-name="Strong_20_Emphasis">Уголовная ответственность</text:span>: Ужесточение наказаний за финансирование терроризма и участие в террористической деятельности.</text:p>
        </text:list-item>
      </text:list>
      <text:p text:style-name="Text_20_body"><text:span text:style-name="Strong_20_Emphasis">2. Международное сотрудничество</text:span>Правовая борьба с терроризмом требует международного сотрудничества. Россия участвует в различных международных соглашениях и конвенциях, направленных на борьбу с терроризмом. Это включает:</text:p>
      <text:list text:style-name="L14">
        <text:list-item>
          <text:p text:style-name="P14"><text:span text:style-name="Strong_20_Emphasis">Соглашения о взаимной правовой помощи</text:span>: Соглашения с другими государствами о совместной работе по расследованию террористических актов.</text:p>
        </text:list-item>
        <text:list-item>
          <text:p text:style-name="P14"><text:span text:style-name="Strong_20_Emphasis">Участие в международных организациях</text:span>: Россия активно участвует в деятельности ООН и ШОС по вопросам безопасности.</text:p>
        </text:list-item>
      </text:list>
      <text:h text:style-name="Heading_20_2" text:outline-level="2">Информационные технологии в борьбе с терроризмом</text:h>
      <text:p text:style-name="Text_20_body"><text:span text:style-name="Strong_20_Emphasis">1. Использование технологий для мониторинга</text:span>Современные технологии играют важную роль в борьбе с терроризмом. Это включает:</text:p>
      <text:list text:style-name="L15">
        <text:list-item>
          <text:p text:style-name="P15"><text:span text:style-name="Strong_20_Emphasis">Системы видеонаблюдения</text:span>: Установка камер в общественных местах для предотвращения актов терроризма.</text:p>
        </text:list-item>
        <text:list-item>
          <text:p text:style-name="P15"><text:span text:style-name="Strong_20_Emphasis">Анализ больших данных</text:span>: Использование алгоритмов для анализа больших объемов данных, чтобы выявить потенциальные угрозы.</text:p>
        </text:list-item>
      </text:list>
      <text:p text:style-name="Text_20_body"><text:span text:style-name="Strong_20_Emphasis">2. Кибербезопасность</text:span>Киберугрозы также являются частью современного терроризма. Россия активно развивает свои возможности в области кибербезопасности для защиты критической инфраструктуры от атак.</text:p>
      <text:h text:style-name="Heading_20_2" text:outline-level="2">Заключение</text:h>
      <text:p text:style-name="Text_20_body">Финансово-экономические и правовые методы борьбы с терроризмом в России представляют собой комплексный подход к решению этой глобальной проблемы. Эффективная реализация этих методов требует сотрудничества между государственными органами, финансовыми учреждениями и международными партнерами.</text:p>
      <text:h text:style-name="Heading_20_2" text:outline-level="2">Список использованных источников</text:h>
      <text:list text:style-name="L16">
        <text:list-item>
          <text:p text:style-name="P16">Федеральный закон "О противодействии терроризму" // Советы Федерации. [Электронный ресурс]. Режим доступа: <text:a xlink:type="simple" xlink:href="http://www.scrf.gov.ru/security/antiterrorist/document30/" office:target-frame-name="_blank" xlink:show="new" text:style-name="Internet_20_link" text:visited-style-name="Visited_20_Internet_20_Link">http://www.scrf.gov.ru/security/antiterrorist/document30/</text:a></text:p>
        </text:list-item>
        <text:list-item>
          <text:p text:style-name="P16">Противодействие терроризму // Экономика 22. [Электронный ресурс]. Режим доступа: <text:a xlink:type="simple" xlink:href="https://econom22.ru/protivodeystvie-terrorizmu/protivodeystvie-terrorizmu.php" office:target-frame-name="_blank" xlink:show="new" text:style-name="Internet_20_link" text:visited-style-name="Visited_20_Internet_20_Link">https://econom22.ru/protivodeystvie-terrorizmu/protivodeystvie-terrorizmu.php</text:a></text:p>
        </text:list-item>
        <text:list-item>
          <text:p text:style-name="P16">Меры по противодействию терроризму и экстремизму // БРСТУ. [Электронный ресурс]. Режим доступа: <text:a xlink:type="simple" xlink:href="https://brstu.ru/protivodeystvie-terrorizmu" office:target-frame-name="_blank" xlink:show="new" text:style-name="Internet_20_link" text:visited-style-name="Visited_20_Internet_20_Link">https://brstu.ru/protivodeystvie-terrorizmu</text:a></text:p>
        </text:list-item>
        <text:list-item>
          <text:p text:style-name="P16">Терроризм в России // Википедия. [Электронный ресурс]. Режим доступа: <text:a xlink:type="simple" xlink:href="https://ru.wikipedia.org/wiki/Терроризм_в_России" text:style-name="Internet_20_link" text:visited-style-name="Visited_20_Internet_20_Link">https://ru.wikipedia.org/wiki/Терроризм_в_России</text:a></text:p>
        </text:list-item>
      </text:list>
      <text:p text:style-name="Title"><text:soft-page-break/>Защита людей и объектов от террористических акций</text:p>
      <text:h text:style-name="Heading_20_2" text:outline-level="2">Введение</text:h>
      <text:p text:style-name="Text_20_body">Защита людей и объектов от террористических акций является одной из важнейших задач государственной и частной безопасности. С учетом современных угроз, необходимо применять комплексный подход, который включает как технические, так и организационные меры, направленные на предотвращение террористических актов и минимизацию их последствий. В данной работе рассматриваются основные аспекты защиты, включая правовые нормы, организационные мероприятия и рекомендации для граждан.</text:p>
      <text:h text:style-name="Heading_20_2" text:outline-level="2">Правовые основы защиты от терроризма</text:h>
      <text:p text:style-name="Text_20_body"><text:span text:style-name="Strong_20_Emphasis">1. Нормативно-правовая база</text:span>В России борьба с терроризмом регулируется рядом федеральных законов, среди которых ключевым является Федеральный закон № 35-ФЗ "О противодействии терроризму". Этот закон устанавливает основные принципы и меры по защите населения и объектов от террористических угроз. Он определяет:</text:p>
      <text:list text:style-name="L17">
        <text:list-item>
          <text:p text:style-name="P17">Права и обязанности государственных органов в области антитеррористической деятельности.</text:p>
        </text:list-item>
        <text:list-item>
          <text:p text:style-name="P17">Основные категории объектов, подлежащих антитеррористической защите, включая места массового пребывания людей и критическую инфраструктуру</text:p>
        </text:list-item>
      </text:list>
      <text:p text:style-name="Text_20_body"><text:span text:style-name="Strong_20_Emphasis">2. Антитеррористическая защищенность объектов</text:span>Каждый объект должен быть защищен от угрозы извне. Для этого необходимо:</text:p>
      <text:list text:style-name="L18">
        <text:list-item>
          <text:p text:style-name="P18">Провести оценку уязвимости.</text:p>
        </text:list-item>
        <text:list-item>
          <text:p text:style-name="P18">Разработать паспорт безопасности объекта.</text:p>
        </text:list-item>
        <text:list-item>
          <text:p text:style-name="P18">Установить системы контроля доступа и сигнализации</text:p>
        </text:list-item>
      </text:list>
      <text:h text:style-name="Heading_20_2" text:outline-level="2">Организационные меры</text:h>
      <text:p text:style-name="Text_20_body"><text:span text:style-name="Strong_20_Emphasis">1. Профилактика и подготовка</text:span>Организации должны разработать планы действий на случай террористической угрозы. Это включает:</text:p>
      <text:list text:style-name="L19">
        <text:list-item>
          <text:p text:style-name="P19">Обучение сотрудников действиям в экстренных ситуациях.</text:p>
        </text:list-item>
        <text:list-item>
          <text:p text:style-name="P19">Проведение регулярных тренировок по эвакуации.</text:p>
        </text:list-item>
        <text:list-item>
          <text:p text:style-name="P19">Установку систем оповещения</text:p>
        </text:list-item>
      </text:list>
      <text:p text:style-name="Text_20_body"><text:span text:style-name="Strong_20_Emphasis">2. Сотрудничество с правоохранительными органами</text:span>Эффективная защита требует взаимодействия с местными органами власти и правоохранительными структурами. Это может включать:</text:p>
      <text:list text:style-name="L20">
        <text:list-item>
          <text:p text:style-name="P20">Совместные учения по реагированию на террористические угрозы.</text:p>
        </text:list-item>
        <text:list-item>
          <text:p text:style-name="P20"><text:soft-page-break/>Создание оперативных групп для быстрого реагирования на инциденты</text:p>
        </text:list-item>
      </text:list>
      <text:h text:style-name="Heading_20_2" text:outline-level="2">Технические средства защиты</text:h>
      <text:p text:style-name="Text_20_body"><text:span text:style-name="Strong_20_Emphasis">1. Системы безопасности</text:span>Для обеспечения безопасности объектов необходимо использовать современные технологии, такие как:</text:p>
      <text:list text:style-name="L21">
        <text:list-item>
          <text:p text:style-name="P21">Видеонаблюдение и системы сигнализации.</text:p>
        </text:list-item>
        <text:list-item>
          <text:p text:style-name="P21">Технологии распознавания лиц и контроля доступа</text:p>
        </text:list-item>
      </text:list>
      <text:p text:style-name="Text_20_body"><text:span text:style-name="Strong_20_Emphasis">2. Инженерные барьеры</text:span>Физические преграды могут значительно снизить риск успешного совершения террористического акта. К таким мерам относятся:</text:p>
      <text:list text:style-name="L22">
        <text:list-item>
          <text:p text:style-name="P22">Установка ограждений вокруг объектов.</text:p>
        </text:list-item>
        <text:list-item>
          <text:p text:style-name="P22">Использование специальных конструкций для защиты от взрывов</text:p>
        </text:list-item>
      </text:list>
      <text:h text:style-name="Heading_20_2" text:outline-level="2">Рекомендации для граждан</text:h>
      <text:p text:style-name="Text_20_body"><text:span text:style-name="Strong_20_Emphasis">1. Повышение бдительности</text:span>Граждане должны быть информированы о правилах поведения в условиях террористической угрозы. Рекомендации включают:</text:p>
      <text:list text:style-name="L23">
        <text:list-item>
          <text:p text:style-name="P23">Обращение внимания на подозрительные предметы и людей.</text:p>
        </text:list-item>
        <text:list-item>
          <text:p text:style-name="P23">Неприемлемость оставления личных вещей без присмотра</text:p>
        </text:list-item>
      </text:list>
      <text:p text:style-name="Text_20_body"><text:span text:style-name="Strong_20_Emphasis">2. План действий в чрезвычайных ситуациях</text:span>Семьи должны иметь заранее подготовленный план действий на случай экстренной ситуации, который включает:</text:p>
      <text:list text:style-name="L24">
        <text:list-item>
          <text:p text:style-name="P24">Определение безопасного места встречи.</text:p>
        </text:list-item>
        <text:list-item>
          <text:p text:style-name="P24">Номера телефонов экстренных служб</text:p>
        </text:list-item>
      </text:list>
      <text:h text:style-name="Heading_20_2" text:outline-level="2">Заключение</text:h>
      <text:p text:style-name="Text_20_body">Защита людей и объектов от террористических акций требует комплексного подхода, который включает правовые, организационные и технические меры. Эффективная реализация этих мер позволит минимизировать риски и последствия террористических актов, обеспечивая безопасность общества.</text:p>
      <text:h text:style-name="Heading_20_2" text:outline-level="2">Список использованных источников</text:h>
      <text:list text:style-name="L25">
        <text:list-item>
          <text:p text:style-name="P25">Федеральный закон № 35-ФЗ от 6 марта 2006 года "О противодействии терроризму".</text:p>
        </text:list-item>
        <text:list-item>
          <text:p text:style-name="P25">Постановление Правительства Российской Федерации от 29 декабря 2015 года № 1493 "Об утверждении государственной программы Российской Федерации 'Противодействие терроризму'".</text:p>
        </text:list-item>
        <text:list-item>
          <text:p text:style-name="P25">Общие рекомендации гражданам по действиям при угрозе совершения террористического акта [Электронный ресурс]. – Режим доступа: <text:a xlink:type="simple" xlink:href="http://nac.gov.ru/rekomendacii-po-pravilam-lichnoy-bezopasnosti/obshchie-rekomendacii-grazhdanam.html" office:target-frame-name="_blank" xlink:show="new" text:style-name="Internet_20_link" text:visited-style-name="Visited_20_Internet_20_Link">http://nac.gov.ru/rekomendacii-po-pravilam-lichnoy-bezopasnosti/obshchie-rekomendacii-grazhdanam.html</text:a></text:p>
        </text:list-item>
        <text:list-item>
          <text:p text:style-name="P25"><text:soft-page-break/>Памятка по действиям населения при угрозе террористического акта [Электронный ресурс]. – Режим доступа: <text:a xlink:type="simple" xlink:href="https://33.mchs.gov.ru/deyatelnost/poleznaya-informaciya/rekomendacii-naseleniyu/pamyatka-po-deystviyam-naseleniya-pri-ugroze-terroristicheskogo-akta" office:target-frame-name="_blank" xlink:show="new" text:style-name="Internet_20_link" text:visited-style-name="Visited_20_Internet_20_Link">https://33.mchs.gov.ru/deyatelnost/poleznaya-informaciya/rekomendacii-naseleniyu/pamyatka-po-deystviyam-naseleniya-pri-ugroze-terroristicheskogo-akta</text:a></text:p>
        </text:list-item>
        <text:list-item>
          <text:p text:style-name="P25">Шобохонова М., Антитеррористическая защищенность объекта: что нужно знать [Электронный ресурс]. – Режим доступа: <text:a xlink:type="simple" xlink:href="https://school.kontur.ru/publications/2058" office:target-frame-name="_blank" xlink:show="new" text:style-name="Internet_20_link" text:visited-style-name="Visited_20_Internet_20_Link">https://school.kontur.ru/publications/2058</text:a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20:04:26.724554156</meta:creation-date>
    <dc:date>2024-10-10T20:31:04.305045146</dc:date>
    <meta:editing-duration>PT4M18S</meta:editing-duration>
    <meta:editing-cycles>1</meta:editing-cycles>
    <meta:document-statistic meta:table-count="0" meta:image-count="0" meta:object-count="0" meta:page-count="10" meta:paragraph-count="140" meta:word-count="2094" meta:character-count="18868" meta:non-whitespace-character-count="16978"/>
    <meta:generator>LibreOffice/24.8.2.1$Linux_X86_64 LibreOffice_project/480$Build-1</meta:generator>
  </office:meta>
</office:document-meta>
</file>